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face style:name="DejaVu Serif" svg:font-family="'DejaVu Serif'" style:font-family-generic="roman" style:font-pitch="variable"/>
    <style:font-face style:name="DejaVu Sans" svg:font-family="'DejaVu Sans'" style:font-family-generic="swiss" style:font-pitch="variable"/>
    <style:font-face style:name="Calibri" svg:font-family="Calibri" style:font-family-generic="system" style:font-pitch="variable"/>
    <style:font-face style:name="DejaVu Sans1" svg:font-family="'DejaVu Sans'"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5597in" fo:margin-top="0in" fo:margin-bottom="0in" table:align="center" style:writing-mode="lr-tb"/>
    </style:style>
    <style:style style:name="Table2.A" style:family="table-column">
      <style:table-column-properties style:column-width="6.5597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Footnote">
      <style:text-properties officeooo:rsid="004739d4" officeooo:paragraph-rsid="004739d4"/>
    </style:style>
    <style:style style:name="P2" style:family="paragraph" style:parent-style-name="Standard">
      <style:paragraph-properties fo:text-align="center" style:justify-single-word="false"/>
      <style:text-properties style:font-name="times new roman" fo:font-size="16pt" officeooo:paragraph-rsid="00125958" style:font-size-asian="16pt" style:font-size-complex="16pt"/>
    </style:style>
    <style:style style:name="P3" style:family="paragraph" style:parent-style-name="Standard">
      <style:paragraph-properties fo:text-align="center" style:justify-single-word="false"/>
      <style:text-properties style:font-name="times new roman" fo:font-size="12pt" officeooo:paragraph-rsid="00125958" style:font-size-asian="12pt" style:font-size-complex="12pt"/>
    </style:style>
    <style:style style:name="P4" style:family="paragraph" style:parent-style-name="Standard">
      <style:paragraph-properties fo:text-align="center" style:justify-single-word="false"/>
      <style:text-properties style:font-name="times new roman" fo:font-size="12pt" fo:font-weight="bold" officeooo:paragraph-rsid="00125958" style:font-size-asian="12pt" style:font-weight-asian="bold" style:font-size-complex="12pt" style:font-weight-complex="bold"/>
    </style:style>
    <style:style style:name="P5" style:family="paragraph" style:parent-style-name="Standard">
      <style:text-properties officeooo:paragraph-rsid="00125958"/>
    </style:style>
    <style:style style:name="P6" style:family="paragraph" style:parent-style-name="Standard">
      <style:paragraph-properties fo:text-align="center" style:justify-single-word="false"/>
      <style:text-properties officeooo:paragraph-rsid="00125958"/>
    </style:style>
    <style:style style:name="P7" style:family="paragraph" style:parent-style-name="Standard">
      <style:paragraph-properties fo:text-align="start" style:justify-single-word="false" style:writing-mode="lr-tb"/>
      <style:text-properties style:font-name="times new roman" officeooo:paragraph-rsid="00125958"/>
    </style:style>
    <style:style style:name="P8" style:family="paragraph" style:parent-style-name="Standard" style:master-page-name="Standard">
      <style:paragraph-properties fo:text-align="center" style:justify-single-word="false" style:page-number="1"/>
      <style:text-properties officeooo:paragraph-rsid="00125958"/>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fo:font-weight="normal" officeooo:paragraph-rsid="0012595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25958" style:font-size-asian="12pt"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fo:font-weight="normal" officeooo:paragraph-rsid="00125958" style:font-name-asian="Calibri" style:font-size-asian="12pt" style:font-weight-asian="normal" style:font-name-complex="Calibri" style:font-size-complex="12pt" style:font-weight-complex="normal"/>
    </style:style>
    <style:style style:name="T1" style:family="text">
      <style:text-properties fo:font-size="14pt" fo:font-weight="bold" officeooo:rsid="002a5894" style:font-size-asian="14pt" style:font-weight-asian="bold" style:font-size-complex="14pt" style:font-weight-complex="bold"/>
    </style:style>
    <style:style style:name="T2" style:family="text">
      <style:text-properties style:font-name="Times New Roman"/>
    </style:style>
    <style:style style:name="T3" style:family="text">
      <style:text-properties officeooo:rsid="0045d901"/>
    </style:style>
    <style:style style:name="T4" style:family="text">
      <style:text-properties officeooo:rsid="004b412d"/>
    </style:style>
    <style:style style:name="T5" style:family="text">
      <style:text-properties officeooo:rsid="003e41fd"/>
    </style:style>
    <style:style style:name="T6" style:family="text">
      <style:text-properties officeooo:rsid="00116cf2"/>
    </style:style>
    <style:style style:name="T7" style:family="text">
      <style:text-properties officeooo:rsid="004c45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
      <text:p text:style-name="P6"/>
      <text:p text:style-name="P6">Predictors for Growth Mindset and Sense of Belonging in College Students</text:p>
      <text:p text:style-name="P5"/>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9">Sara L. Cook</text:p>
            <text:p text:style-name="P9">College of Education, Science, and Mathematics</text:p>
            <text:p text:style-name="P9">Viterbo University</text:p>
            <text:p text:style-name="P9"/>
            <text:p text:style-name="P9"/>
          </table:table-cell>
          <table:table-cell table:style-name="Table1.A1" office:value-type="string">
            <text:p text:style-name="P9">Brenda L. Murray</text:p>
            <text:p text:style-name="P9">Department of Economics</text:p>
            <text:p text:style-name="P9">University of Wisconsin – La Crosse</text:p>
          </table:table-cell>
        </table:table-row>
        <table:table-row table:style-name="Table1.1">
          <table:table-cell table:style-name="Table1.A1" office:value-type="string">
            <text:p text:style-name="P9">Sloan Komissarov</text:p>
            <text:p text:style-name="P9">Western Technical College</text:p>
          </table:table-cell>
          <table:table-cell table:style-name="Table1.A1" office:value-type="string">
            <text:p text:style-name="P10">James M. Murray<text:note text:id="ftn1" text:note-class="footnote"><text:note-citation>1</text:note-citation><text:note-body><text:p text:style-name="P1"><text:span text:style-name="T2"><text:s/>Corresponding author. <text:s/>Email: </text:span><text:a xlink:type="simple" xlink:href="mailto:jmurray@uwlax.edu" text:style-name="Internet_20_link" text:visited-style-name="Visited_20_Internet_20_Link"><text:span text:style-name="T2">jmurray@uwlax.edu</text:span></text:a><text:span text:style-name="T2">. Address: 1725 State St., La Crosse, WI 54601</text:span></text:p></text:note-body></text:note></text:p>
            <text:p text:style-name="P10">Department of Economics</text:p>
            <text:p text:style-name="P10">University of Wisconsin – La Crosse</text:p>
          </table:table-cell>
        </table:table-row>
      </table:table>
      <text:p text:style-name="P2"/>
      <text:p text:style-name="P3">May <text:span text:style-name="T3">31</text:span>, 2017</text:p>
      <text:p text:style-name="P3"/>
      <text:p text:style-name="P3"/>
      <text:p text:style-name="P4">Abstract:</text:p>
      <table:table table:name="Table2" table:style-name="Table2">
        <table:table-column table:style-name="Table2.A"/>
        <table:table-row table:style-name="Table2.1">
          <table:table-cell table:style-name="Table2.A1" office:value-type="string">
            <text:p text:style-name="P11"><text:span text:style-name="T4">M</text:span>indset and sense of belonging are important predictors for college student success. Mindset refers to beliefs on how <text:span text:style-name="T4">or whether</text:span> intelligence <text:span text:style-name="T4">can</text:span> grow <text:span text:style-name="T5">with</text:span> time and effort. Belonging refers to students' sense of being respected and supported in their college environment. We measure several dimensions of mindset and belonging and educational and demographic background information for more than 2,000 students at two four-year universities including a public <text:span text:style-name="T4">and a </text:span><text:s/>private university. We <text:span text:style-name="T6">estimate</text:span> factor analysis <text:span text:style-name="T6">models </text:span>to construct measures for mindset and belonging <text:span text:style-name="T4">and we</text:span> explore predictors <text:span text:style-name="T4">for these</text:span> including educational and demographic characteristics and <text:span text:style-name="T6">frequency</text:span> of instructor <text:span text:style-name="T6">feedback to</text:span> students. We find <text:span text:style-name="T6">that formative instructor feedback on writing leads to improvements in mindset, belonging, perseverance, and confidence. <text:s/>We also find that frequent feedback on writing improves students’ mindset regarding mathematics. We also find explanatory power from</text:span> <text:span text:style-name="T6">semesters in college</text:span>, parents' educational attainment, <text:span text:style-name="T6">race, </text:span>and students' chosen fields of study.</text:p>
            <text:p text:style-name="P11"><text:s/></text:p>
            <text:p text:style-name="P11">Keywords: Mindset, belonging, <text:span text:style-name="T7">student writing, feedback, regression</text:span></text:p>
          </table:table-cell>
        </table:table-row>
      </table:table>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 svg:font-family="'times new roman'" style:font-family-generic="roman"/>
    <style:font-face style:name="DejaVu Serif" svg:font-family="'DejaVu Serif'" style:font-family-generic="roman" style:font-pitch="variable"/>
    <style:font-face style:name="DejaVu Sans" svg:font-family="'DejaVu Sans'" style:font-family-generic="swiss" style:font-pitch="variable"/>
    <style:font-face style:name="Calibri" svg:font-family="Calibri"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2:38:31.024241246</meta:creation-date>
    <dc:date>2017-05-31T12:39:00.924434886</dc:date>
    <meta:editing-duration>PT30S</meta:editing-duration>
    <meta:editing-cycles>1</meta:editing-cycles>
    <meta:document-statistic meta:table-count="2" meta:image-count="0" meta:object-count="0" meta:page-count="1" meta:paragraph-count="18" meta:word-count="222" meta:character-count="1591" meta:non-whitespace-character-count="1379"/>
    <meta:generator>LibreOffice/5.3.3.2$Linux_X86_64 LibreOffice_project/30m0$Build-2</meta:generator>
  </office:meta>
</office:document-meta>
</file>